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462839B6F4FB176DFF.png" manifest:media-type="image/png"/>
  <manifest:file-entry manifest:full-path="Pictures/10000000000004B2000002B8DE4F39428D8D2A50.png" manifest:media-type="image/png"/>
  <manifest:file-entry manifest:full-path="Pictures/10000000000004B2000002E1FD262C7091DAF5AD.png" manifest:media-type="image/png"/>
  <manifest:file-entry manifest:full-path="Pictures/10000000000004B2000002656D04E5F64447C117.png" manifest:media-type="image/png"/>
  <manifest:file-entry manifest:full-path="Pictures/10000000000004B2000003D97A4FCF0CC4844B2D.png" manifest:media-type="image/png"/>
  <manifest:file-entry manifest:full-path="Pictures/10000000000004B2000002AA2A6E4587142AA51E.png" manifest:media-type="image/png"/>
  <manifest:file-entry manifest:full-path="Pictures/10000000000004B2000002AAD3E0B6A0DCE91D9D.png" manifest:media-type="image/png"/>
  <manifest:file-entry manifest:full-path="Pictures/10000000000004B2000002658AF3DAEAF04E84B8.png" manifest:media-type="image/png"/>
  <manifest:file-entry manifest:full-path="Pictures/10000000000004B2000002B30941AA6BC84FB3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3" style:family="graphic" style:parent-style-name="standard">
      <style:graphic-properties draw:textarea-horizontal-align="justify" draw:textarea-vertical-align="middle" draw:auto-grow-height="false" fo:min-height="1.699cm" fo:min-width="7.418cm"/>
    </style:style>
    <style:style style:name="gr4" style:family="graphic" style:parent-style-name="standard">
      <style:graphic-properties draw:textarea-horizontal-align="justify" draw:textarea-vertical-align="middle" draw:auto-grow-height="false" fo:min-height="1.929cm" fo:min-width="8.156cm"/>
    </style:style>
    <style:style style:name="gr5" style:family="graphic" style:parent-style-name="standard">
      <style:graphic-properties draw:textarea-horizontal-align="justify" draw:textarea-vertical-align="middle" draw:auto-grow-height="false" fo:min-height="2.157cm" fo:min-width="13.21cm"/>
    </style:style>
    <style:style style:name="gr6" style:family="graphic" style:parent-style-name="standard">
      <style:graphic-properties draw:textarea-horizontal-align="justify" draw:textarea-vertical-align="middle" draw:auto-grow-height="false" fo:min-height="2.387cm" fo:min-width="17.123cm"/>
    </style:style>
    <style:style style:name="gr7" style:family="graphic" style:parent-style-name="standard">
      <style:graphic-properties draw:textarea-horizontal-align="justify" draw:textarea-vertical-align="middle" draw:auto-grow-height="false" fo:min-height="2.387cm" fo:min-width="19.663cm"/>
    </style:style>
    <style:style style:name="gr8" style:family="graphic" style:parent-style-name="standard">
      <style:graphic-properties draw:textarea-horizontal-align="justify" draw:textarea-vertical-align="middle" draw:auto-grow-height="false" fo:min-height="2.157cm" fo:min-width="15.75cm"/>
    </style:style>
    <style:style style:name="gr9" style:family="graphic" style:parent-style-name="standard">
      <style:graphic-properties draw:textarea-horizontal-align="justify" draw:textarea-vertical-align="middle" draw:auto-grow-height="false" fo:min-height="2.042cm" fo:min-width="17.54cm"/>
    </style:style>
    <style:style style:name="gr10" style:family="graphic" style:parent-style-name="standard">
      <style:graphic-properties draw:textarea-horizontal-align="justify" draw:textarea-vertical-align="middle" draw:auto-grow-height="false" fo:min-height="2.042cm" fo:min-width="18.937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049cm" fo:min-width="2.168cm"/>
    </style:style>
    <style:style style:name="gr14" style:family="graphic" style:parent-style-name="standard">
      <style:graphic-properties draw:textarea-horizontal-align="justify" draw:textarea-vertical-align="middle" draw:auto-grow-height="false" fo:min-height="2.29cm" fo:min-width="2.1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26.06cm" svg:x="2.286cm" svg:y="2.413cm">
          <draw:image xlink:href="Pictures/10000000000004B2000003D97A4FCF0CC4844B2D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31.802cm" svg:height="16.218cm" svg:x="2.615cm" svg:y="2.578cm">
          <draw:image xlink:href="Pictures/10000000000004B2000002656D04E5F64447C117.png" xlink:type="simple" xlink:show="embed" xlink:actuate="onLoad">
            <text:p/>
          </draw:image>
        </draw:frame>
        <draw:frame draw:style-name="gr1" draw:text-style-name="P1" draw:layer="layout" svg:width="31.802cm" svg:height="16.218cm" svg:x="2.54cm" svg:y="20.212cm">
          <draw:image xlink:href="Pictures/10000000000004B2000002658AF3DAEAF04E84B8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18.044cm" svg:x="2.488cm" svg:y="1.006cm">
          <draw:image xlink:href="Pictures/10000000000004B2000002AA2A6E4587142AA51E.png" xlink:type="simple" xlink:show="embed" xlink:actuate="onLoad">
            <text:p/>
          </draw:image>
        </draw:frame>
        <draw:frame draw:style-name="gr1" draw:text-style-name="P1" draw:layer="layout" svg:width="31.802cm" svg:height="18.044cm" svg:x="2.413cm" svg:y="19.421cm">
          <draw:image xlink:href="Pictures/10000000000004B2000002AAD3E0B6A0DCE91D9D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31.802cm" svg:height="18.282cm" svg:x="2.742cm" svg:y="2.413cm">
          <draw:image xlink:href="Pictures/10000000000004B2000002B30941AA6BC84FB32E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1.802cm" svg:height="18.414cm" svg:x="2.54cm" svg:y="1.27cm">
          <draw:image xlink:href="Pictures/10000000000004B2000002B8DE4F39428D8D2A50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31.802cm" svg:height="22.171cm" svg:x="2.107cm" svg:y="1.27cm">
          <draw:image xlink:href="Pictures/10000000000004B2000003462839B6F4FB176DFF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31.802cm" svg:height="19.499cm" svg:x="2.286cm" svg:y="1.651cm">
          <draw:image xlink:href="Pictures/10000000000004B2000002E1FD262C7091DAF5AD.png" xlink:type="simple" xlink:show="embed" xlink:actuate="onLoad">
            <text:p/>
          </draw:image>
        </draw:frame>
      </draw:page>
      <draw:page draw:name="page8" draw:style-name="dp1" draw:master-page-name="Default">
        <draw:custom-shape draw:style-name="gr2" draw:text-style-name="P2" xml:id="id1" draw:id="id1" draw:layer="layout" svg:width="2.286cm" svg:height="2.286cm" svg:x="3.556cm" svg:y="2.34cm">
          <text:p text:style-name="P2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8.128cm" svg:height="2.159cm" svg:x="7.747cm" svg:y="2.413cm">
          <text:p text:style-name="P2">lib/adiwg-mdtrans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8.89cm" svg:height="2.413cm" svg:x="7.874cm" svg:y="5.433cm">
          <text:p text:style-name="P2">lib/adiwg/mdtranslator.rb</text:p>
          <text:p text:style-name="P2">translate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13.97cm" svg:height="2.667cm" svg:x="7.874cm" svg:y="8.708cm">
          <text:p text:style-name="P2">lib/adiwg/mdtranslator/readers/mdReaders.rb</text:p>
          <text:p text:style-name="P2">handleReaders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5" draw:id="id5" draw:layer="layout" svg:width="17.907cm" svg:height="2.921cm" svg:x="7.864cm" svg:y="12.236cm">
          <text:p text:style-name="P2">lib/adiwg/mdtranslator/readers/{reader}/{reader}_reader.rb</text:p>
          <text:p text:style-name="P2">readFile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6" draw:id="id6" draw:layer="layout" svg:width="20.447cm" svg:height="2.921cm" svg:x="7.82cm" svg:y="16.015cm">
          <text:p text:style-name="P2">lib/adiwg/mdtranslator/readers/{reader}/modules/{top module}.rb</text:p>
          <text:p text:style-name="P2">unpack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7" draw:id="id7" draw:layer="layout" svg:width="16.51cm" svg:height="2.667cm" svg:x="7.874cm" svg:y="21.479cm">
          <text:p text:style-name="P3">lib/adiwg/mdtranslator/writers/mdWriters.rb</text:p>
          <text:p text:style-name="P2">handleWriters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8" draw:id="id8" draw:layer="layout" svg:width="18.288cm" svg:height="2.54cm" svg:x="8.001cm" svg:y="25.162cm">
          <text:p text:style-name="P2">lib/adiwg/mdtranslator/writers/{writer}/{writer}_writer.rb</text:p>
          <text:p text:style-name="P2">startWriter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9" draw:id="id9" draw:layer="layout" svg:width="19.685cm" svg:height="2.54cm" svg:x="8.128cm" svg:y="28.845cm">
          <text:p text:style-name="P2">lib/adiwg/mdtranslator/writers/{writer}/classes/{top class}.rb</text:p>
          <text:p text:style-name="P2">WriteXML() or build() if JSON wri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svg:x1="5.842cm" svg:y1="3.483cm" svg:x2="7.747cm" svg:y2="3.492cm" draw:start-shape="id1" draw:start-glue-point="10" draw:end-shape="id2" draw:end-glue-point="3" svg:d="M5842 3483h953v9h952" svg:viewBox="0 0 1906 10">
          <text:p/>
        </draw:connector>
        <draw:connector draw:style-name="gr12" draw:text-style-name="P1" draw:layer="layout" draw:type="curve" svg:x1="11.811cm" svg:y1="4.572cm" svg:x2="12.319cm" svg:y2="5.433cm" draw:start-shape="id2" draw:start-glue-point="2" draw:end-shape="id3" draw:end-glue-point="0" svg:d="M11811 4572c0 645 508 215 508 861" svg:viewBox="0 0 509 862">
          <text:p/>
        </draw:connector>
        <draw:connector draw:style-name="gr12" draw:text-style-name="P1" draw:layer="layout" draw:type="curve" svg:x1="12.319cm" svg:y1="7.846cm" svg:x2="14.859cm" svg:y2="8.708cm" draw:start-shape="id3" draw:start-glue-point="2" draw:end-shape="id4" draw:end-glue-point="0" svg:d="M12319 7846c0 646 2540 216 2540 862" svg:viewBox="0 0 2541 863">
          <text:p/>
        </draw:connector>
        <draw:connector draw:style-name="gr12" draw:text-style-name="P1" draw:layer="layout" draw:type="curve" svg:x1="14.859cm" svg:y1="11.375cm" svg:x2="16.817cm" svg:y2="12.236cm" draw:start-shape="id4" draw:start-glue-point="2" draw:end-shape="id5" draw:end-glue-point="0" svg:d="M14859 11375c0 645 1958 215 1958 861" svg:viewBox="0 0 1959 862">
          <text:p/>
        </draw:connector>
        <draw:connector draw:style-name="gr12" draw:text-style-name="P1" draw:layer="layout" draw:type="curve" svg:x1="16.817cm" svg:y1="15.157cm" svg:x2="18.043cm" svg:y2="16.015cm" draw:start-shape="id5" draw:start-glue-point="2" draw:end-shape="id6" draw:end-glue-point="0" svg:d="M16817 15157c0 643 1226 215 1226 858" svg:viewBox="0 0 1227 859">
          <text:p/>
        </draw:connector>
        <draw:connector draw:style-name="gr12" draw:text-style-name="P1" draw:layer="layout" draw:type="curve" svg:x1="16.129cm" svg:y1="24.146cm" svg:x2="17.145cm" svg:y2="25.162cm" draw:start-shape="id7" draw:start-glue-point="2" draw:end-shape="id8" draw:end-glue-point="0" svg:d="M16129 24146c0 762 1016 254 1016 1016" svg:viewBox="0 0 1017 1017">
          <text:p/>
        </draw:connector>
        <draw:connector draw:style-name="gr12" draw:text-style-name="P1" draw:layer="layout" draw:type="curve" svg:x1="17.145cm" svg:y1="27.702cm" svg:x2="17.97cm" svg:y2="28.845cm" draw:start-shape="id8" draw:start-glue-point="2" draw:end-shape="id9" svg:d="M17145 27702c0 858 825 287 825 1143" svg:viewBox="0 0 826 1144">
          <text:p/>
        </draw:connector>
        <draw:connector draw:style-name="gr12" draw:text-style-name="P1" draw:layer="layout" draw:type="curve" svg:x1="5.842cm" svg:y1="3.483cm" svg:x2="7.747cm" svg:y2="3.492cm" draw:start-shape="id1" draw:start-glue-point="10" draw:end-shape="id2" draw:end-glue-point="3" svg:d="M5842 3483c1429 0 477 9 1905 9" svg:viewBox="0 0 1906 10">
          <text:p/>
        </draw:connector>
        <draw:custom-shape draw:style-name="gr13" draw:text-style-name="P2" xml:id="id10" draw:id="id10" draw:layer="layout" svg:width="5.334cm" svg:height="4.597cm" svg:x="30.026cm" svg:y="15.168cm">
          <text:p text:style-name="P2">Unpack</text:p>
          <text:p text:style-name="P2">another</text:p>
          <text:p text:style-name="P2"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curve" svg:x1="28.267cm" svg:y1="17.475cm" svg:x2="30.026cm" svg:y2="17.467cm" draw:start-shape="id6" draw:start-glue-point="1" draw:end-shape="id10" draw:end-glue-point="5" svg:d="M28267 17475c1320 0 441-8 1759-8" svg:viewBox="0 0 1760 9">
          <text:p/>
        </draw:connector>
        <draw:connector draw:style-name="gr12" draw:text-style-name="P1" draw:layer="layout" draw:type="curve" svg:x1="32.693cm" svg:y1="19.765cm" svg:x2="35.36cm" svg:y2="17.467cm" draw:start-shape="id10" draw:start-glue-point="6" draw:end-shape="id10" draw:end-glue-point="7" svg:d="M32693 19765c0 751 1585 626 2440-136s980-2162 227-2162" svg:viewBox="0 0 3165 2803">
          <text:p/>
        </draw:connector>
        <draw:connector draw:style-name="gr12" draw:text-style-name="P1" draw:layer="layout" draw:type="curve" svg:x1="32.693cm" svg:y1="15.168cm" svg:x2="16.764cm" svg:y2="6.639cm" draw:start-shape="id10" draw:start-glue-point="4" draw:end-shape="id3" draw:end-glue-point="1" svg:d="M32693 15168c0-5686-5309-8529-15929-8529" svg:viewBox="0 0 15930 8530">
          <text:p/>
        </draw:connector>
        <draw:connector draw:style-name="gr12" draw:text-style-name="P1" draw:layer="layout" draw:type="curve" draw:line-skew="-0.773cm" svg:x1="7.874cm" svg:y1="6.639cm" svg:x2="7.874cm" svg:y2="22.812cm" draw:start-shape="id3" draw:start-glue-point="3" draw:end-shape="id7" draw:end-glue-point="3" svg:d="M7874 6639c-1911 0-1911 16173 0 16173" svg:viewBox="0 0 1434 16174">
          <text:p/>
        </draw:connector>
        <draw:custom-shape draw:style-name="gr14" draw:text-style-name="P2" xml:id="id11" draw:id="id11" draw:layer="layout" svg:width="5.334cm" svg:height="5.08cm" svg:x="30.188cm" svg:y="27.556cm">
          <text:p text:style-name="P2">Write</text:p>
          <text:p text:style-name="P2">another</text:p>
          <text:p text:style-name="P2">clas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curve" svg:x1="27.813cm" svg:y1="30.115cm" svg:x2="30.188cm" svg:y2="30.096cm" draw:start-shape="id9" draw:start-glue-point="1" draw:end-shape="id11" draw:end-glue-point="5" svg:d="M27813 30115c1782 0 595-19 2375-19" svg:viewBox="0 0 2376 20">
          <text:p/>
        </draw:connector>
        <draw:connector draw:style-name="gr12" draw:text-style-name="P1" draw:layer="layout" draw:type="curve" svg:x1="32.855cm" svg:y1="27.556cm" svg:x2="35.522cm" svg:y2="30.096cm" draw:start-shape="id11" draw:start-glue-point="4" draw:end-shape="id11" draw:end-glue-point="7" svg:d="M32855 27556c0-751 1585-627 2440 196s980 2344 227 2344" svg:viewBox="0 0 3165 3039">
          <text:p/>
        </draw:connector>
        <draw:custom-shape draw:style-name="gr2" draw:text-style-name="P2" xml:id="id12" draw:id="id12" draw:layer="layout" svg:width="2.286cm" svg:height="2.286cm" svg:x="31.723cm" svg:y="34.301cm">
          <text:p text:style-name="P2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32.855cm" svg:y1="32.636cm" svg:x2="32.866cm" svg:y2="34.301cm" draw:start-shape="id11" draw:start-glue-point="6" draw:end-shape="id12" draw:end-glue-point="4" svg:d="M32855 32636c0 1249 11 417 11 1665" svg:viewBox="0 0 12 1666">
          <text:p/>
        </draw:connector>
        <draw:frame draw:style-name="gr15" draw:text-style-name="P4" draw:layer="layout" svg:width="1.535cm" svg:height="0.962cm" svg:x="30.962cm" svg:y="19.727cm">
          <draw:text-box>
            <text:p>Yes</text:p>
          </draw:text-box>
        </draw:frame>
        <draw:frame draw:style-name="gr16" draw:text-style-name="P4" draw:layer="layout" svg:width="1.311cm" svg:height="0.962cm" svg:x="33.074cm" svg:y="32.466cm">
          <draw:text-box>
            <text:p>No</text:p>
          </draw:text-box>
        </draw:frame>
        <draw:custom-shape draw:style-name="gr2" draw:text-style-name="P2" draw:layer="layout" svg:width="2.286cm" svg:height="2.286cm" svg:x="3.557cm" svg:y="2.341cm">
          <text:p text:style-name="P2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1.535cm" svg:height="0.962cm" svg:x="31.088cm" svg:y="26.724cm">
          <draw:text-box>
            <text:p>Yes</text:p>
          </draw:text-box>
        </draw:frame>
        <draw:frame draw:style-name="gr16" draw:text-style-name="P4" draw:layer="layout" svg:width="1.311cm" svg:height="0.962cm" svg:x="33.02cm" svg:y="13.97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8-05T15:29:40.120519812</dc:date>
    <meta:editing-duration>P1DT12H35M21S</meta:editing-duration>
    <meta:editing-cycles>75</meta:editing-cycles>
    <meta:generator>LibreOffice/6.0.7.3$Linux_X86_64 LibreOffice_project/00m0$Build-3</meta:generator>
    <meta:document-statistic meta:object-count="41"/>
  </office:meta>
</office:document-meta>
</file>